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84000002BCDB389EB7.png" manifest:media-type="image/png"/>
  <manifest:file-entry manifest:full-path="Pictures/1000020100000384000001F41564E6E8.png" manifest:media-type="image/png"/>
  <manifest:file-entry manifest:full-path="Pictures/10000000000001C600000065A52C6F88.png" manifest:media-type="image/png"/>
  <manifest:file-entry manifest:full-path="Pictures/1000020100000384000001F427FA9E27.png" manifest:media-type="image/png"/>
  <manifest:file-entry manifest:full-path="Pictures/100000000000019300000111959F57AC.png" manifest:media-type="image/png"/>
  <manifest:file-entry manifest:full-path="Pictures/1000020100000384000001F46087121F.png" manifest:media-type="image/png"/>
  <manifest:file-entry manifest:full-path="Pictures/1000020100000384000002BCA5029459.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21.78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0"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1"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4"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5"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1"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2"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loext:graphic-properties draw:fill="none"/>
      <style:paragraph-properties fo:text-align="start" style:font-independent-line-spacing="true"/>
      <style:text-properties fo:color="#000000" style:font-name="Times New Roman1" fo:font-size="24pt" style:font-size-asian="24pt" style:font-size-complex="24pt"/>
    </style:style>
    <style:style style:name="P10" style:family="paragraph">
      <loext:graphic-properties draw:fill="none"/>
      <style:paragraph-properties fo:text-align="center"/>
    </style:style>
    <style:style style:name="P11" style:family="paragraph">
      <loext:graphic-properties draw:fill="solid" draw:fill-color="#ffffff"/>
      <style:paragraph-properties fo:text-align="start" style:font-independent-line-spacing="true"/>
      <style:text-properties fo:font-size="18pt"/>
    </style:style>
    <style:style style:name="P12" style:family="paragraph">
      <style:paragraph-properties fo:text-align="star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none" draw:fill-color="#ffffff"/>
      <style:text-properties fo:color="#000000" style:font-name="Times New Roman1" fo:font-size="24pt" style:font-size-asian="24pt" style:font-size-complex="24pt"/>
    </style:style>
    <style:style style:name="P15" style:family="paragraph">
      <loext:graphic-properties draw:fill="none" draw:fill-color="#ffffff"/>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start"/>
      <style:text-properties fo:font-size="18pt"/>
    </style:style>
    <style:style style:name="P17"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9" style:family="paragraph">
      <style:paragraph-properties fo:margin-top="0cm" fo:margin-bottom="0cm" fo:line-height="100%" fo:text-align="center" style:punctuation-wrap="simple"/>
    </style:style>
    <style:style style:name="P20" style:family="paragraph">
      <loext:graphic-properties draw:fill="none"/>
      <style:paragraph-properties fo:margin-top="0cm" fo:margin-bottom="0cm" fo:line-height="100%" fo:text-align="center" style:punctuation-wrap="simple" style:font-independent-line-spacing="true"/>
      <style:text-properties style:font-name="Arial3" fo:font-size="15pt"/>
    </style:style>
    <style:style style:name="P21" style:family="paragraph">
      <loext:graphic-properties draw:fill="none"/>
      <style:paragraph-properties fo:text-align="start"/>
      <style:text-properties style:font-name="Arial3" fo:font-size="15pt"/>
    </style:style>
    <style:style style:name="P22" style:family="paragraph">
      <loext:graphic-properties draw:fill="none"/>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3" style:family="paragraph">
      <loext:graphic-properties draw:fill="none" draw:fill-color="#ffffff"/>
      <style:text-properties style:font-name="Arial3" fo:font-size="15pt"/>
    </style:style>
    <style:style style:name="P24" style:family="paragraph">
      <loext:graphic-properties draw:fill="none" draw:fill-color="#ffffff"/>
      <style:text-properties style:font-name="Arial3" fo:font-size="15pt" style:font-size-asian="18pt" style:font-size-complex="18pt"/>
    </style:style>
    <style:style style:name="P25" style:family="paragraph">
      <loext:graphic-properties draw:fill="none"/>
      <style:paragraph-properties fo:text-align="center"/>
      <style:text-properties style:font-name="Arial3" fo:font-size="15pt"/>
    </style:style>
    <style:style style:name="P26" style:family="paragraph">
      <loext:graphic-properties draw:fill-color="#ffffff"/>
      <style:text-properties fo:font-size="25.2000007629395pt"/>
    </style:style>
    <style:style style:name="P27"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style:font-name="Times New Roman1" fo:font-size="24pt" style:font-size-asian="24pt" style:font-size-complex="24pt"/>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5.203cm" svg:height="4.479cm" svg:x="3.616cm" svg:y="12.378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3"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4" draw:layer="layout" svg:width="22.287cm" svg:height="1.195cm" svg:x="1.257cm" svg:y="9.605cm">
          <draw:text-box>
            <text:p><text:span text:style-name="T9">Spectral view:</text:span></text:p>
          </draw:text-box>
        </draw:frame>
        <presentation:notes draw:style-name="dp3">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2" xlink:type="simple" xlink:show="embed" xlink:actuate="onLoad"/>
          <draw:image xlink:href="./ObjectReplacements/Object 2" xlink:type="simple" xlink:show="embed" xlink:actuate="onLoad"/>
        </draw:frame>
        <draw:frame draw:style-name="gr3" draw:text-style-name="P10" draw:layer="layout" svg:width="12.095cm" svg:height="2.238cm" svg:x="11.346cm" svg:y="2.809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presentation:notes draw:style-name="dp3">
          <office:forms form:automatic-focus="false" form:apply-design-mode="fals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t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7" draw:text-style-name="P16" draw:layer="layout" svg:width="13.233cm" svg:height="8.966cm" svg:x="3.173cm" svg:y="5.907cm">
          <draw:image xlink:href="Pictures/100000000000019300000111959F57AC.png" xlink:type="simple" xlink:show="embed" xlink:actuate="onLoad">
            <text:p/>
          </draw:image>
        </draw:frame>
        <draw:frame draw:name="Picture 4" draw:style-name="gr7" draw:text-style-name="P16" draw:layer="layout" svg:width="15.469cm" svg:height="3.429cm" svg:x="3.034cm" svg:y="14.929cm">
          <draw:image xlink:href="Pictures/10000000000001C600000065A52C6F88.png" xlink:type="simple" xlink:show="embed" xlink:actuate="onLoad">
            <text:p/>
          </draw:image>
        </draw:frame>
        <draw:custom-shape draw:name="Text Box 5" draw:style-name="gr8" draw:text-style-name="P18" draw:layer="layout" svg:width="4.296cm" svg:height="2.35cm" svg:x="19.097cm" svg:y="6.688cm">
          <text:p text:style-name="P17"><text:span text:style-name="T10">direct form</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8" draw:text-style-name="P18" draw:layer="layout" svg:width="3.471cm" svg:height="2.351cm" svg:x="19.55cm" svg:y="15.425cm">
          <text:p text:style-name="P17"><text:span text:style-name="T10">lattice</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text:p/>
          <draw:object xlink:href="./Object 6" xlink:type="simple" xlink:show="embed" xlink:actuate="onLoad"/>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9"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t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255cm" svg:y="5.345cm">
          <draw:image xlink:href="Pictures/1000020100000384000001F41564E6E8.png" xlink:type="simple" xlink:show="embed" xlink:actuate="onLoad">
            <text:p/>
          </draw:image>
        </draw:frame>
        <presentation:notes draw:style-name="dp3">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office:forms form:automatic-focus="false" form:apply-design-mode="false"/>
        <draw:custom-shape draw:name="Rectángulo 5" draw:style-name="gr9" draw:text-style-name="P20" draw:layer="layout" svg:width="1.516cm" svg:height="0.994cm" svg:x="4.372cm" svg:y="8.366cm">
          <text:p text:style-name="P19"><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0" draw:text-style-name="P21"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1" draw:text-style-name="P22" draw:layer="layout" svg:width="1.153cm" svg:height="1.152cm" svg:x="1.709cm" svg:y="8.299cm">
          <text:p text:style-name="P19"><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0" draw:text-style-name="P21" draw:layer="layout" svg:width="1.484cm" svg:height="0.001cm" svg:x="2.888cm" svg:y="8.827cm">
          <text:p/>
          <draw:enhanced-geometry draw:mirror-horizontal="false" draw:mirror-vertical="true" svg:viewBox="0 0 21600 21600" draw:type="mso-spt32" draw:enhanced-path="M 0 0 L 21600 21600 N"/>
        </draw:custom-shape>
        <draw:custom-shape draw:name="Conector recto de flecha 9" draw:style-name="gr10" draw:text-style-name="P21"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2" draw:text-style-name="P21"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9" draw:text-style-name="P20" draw:layer="layout" svg:width="2.445cm" svg:height="1.248cm" svg:x="20.73cm" svg:y="8.236cm">
          <text:p text:style-name="P19"><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9" draw:text-style-name="P20" draw:layer="layout" svg:width="1.658cm" svg:height="0.943cm" svg:x="17.504cm" svg:y="8.343cm">
          <text:p text:style-name="P19"><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0" draw:text-style-name="P21"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3" draw:text-style-name="P21"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4" draw:text-style-name="P23" draw:layer="layout" svg:width="1.511cm" svg:height="0.873cm" svg:x="1.623cm" svg:y="6.281cm">
          <draw:text-box>
            <text:p><text:span text:style-name="T13">w[n]</text:span></text:p>
          </draw:text-box>
        </draw:frame>
        <draw:frame draw:style-name="gr15" draw:text-style-name="P23" draw:layer="layout" svg:width="1.384cm" svg:height="0.873cm" svg:x="0.473cm" svg:y="7.743cm">
          <draw:text-box>
            <text:p><text:span text:style-name="T13">x[n]</text:span></text:p>
          </draw:text-box>
        </draw:frame>
        <draw:frame draw:style-name="gr16" draw:text-style-name="P23" draw:layer="layout" svg:width="1.8cm" svg:height="0.873cm" svg:x="2.686cm" svg:y="7.875cm">
          <draw:text-box>
            <text:p><text:span text:style-name="T13">xw[n]</text:span></text:p>
          </draw:text-box>
        </draw:frame>
        <draw:frame draw:style-name="gr17" draw:text-style-name="P23" draw:layer="layout" svg:width="1.745cm" svg:height="0.873cm" svg:x="5.75cm" svg:y="7.736cm">
          <draw:text-box>
            <text:p><text:span text:style-name="T13">|X[k]|</text:span></text:p>
          </draw:text-box>
        </draw:frame>
        <draw:frame draw:style-name="gr16" draw:text-style-name="P23" draw:layer="layout" svg:width="1.8cm" svg:height="0.873cm" svg:x="19.044cm" svg:y="7.843cm">
          <draw:text-box>
            <text:p><text:span text:style-name="T13">yw[n]</text:span></text:p>
          </draw:text-box>
        </draw:frame>
        <draw:frame draw:style-name="gr18" draw:text-style-name="P23" draw:layer="layout" svg:width="1.831cm" svg:height="0.873cm" svg:x="23.095cm" svg:y="7.743cm">
          <draw:text-box>
            <text:p><text:span text:style-name="T13">yst[n]</text:span></text:p>
          </draw:text-box>
        </draw:frame>
        <draw:custom-shape draw:name="Rectángulo 44" draw:style-name="gr9" draw:text-style-name="P20" draw:layer="layout" svg:width="4.147cm" svg:height="1.266cm" svg:x="11.582cm" svg:y="10.173cm">
          <text:p text:style-name="P19"><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9" draw:text-style-name="P20" draw:layer="layout" svg:width="4.405cm" svg:height="1.266cm" svg:x="11.397cm" svg:y="8.239cm">
          <text:p text:style-name="P19"><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9" draw:text-style-name="P20" draw:layer="layout" svg:width="2.995cm" svg:height="1.204cm" svg:x="7.46cm" svg:y="8.271cm">
          <text:p text:style-name="P19"><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4" draw:layer="layout" svg:width="2.233cm" svg:height="0.962cm" svg:x="15.856cm" svg:y="10.829cm">
          <draw:text-box>
            <text:p><text:span text:style-name="T14">&lt;Yst[k]</text:span></text:p>
          </draw:text-box>
        </draw:frame>
        <draw:frame draw:style-name="gr20" draw:text-style-name="P24" draw:layer="layout" svg:width="2.195cm" svg:height="0.962cm" svg:x="15.603cm" svg:y="7.87cm">
          <draw:text-box>
            <text:p><text:span text:style-name="T14">|Yst[k]|</text:span></text:p>
          </draw:text-box>
        </draw:frame>
        <draw:custom-shape draw:name="Conector recto de flecha 6" draw:style-name="gr13" draw:text-style-name="P21" draw:layer="layout" svg:width="0.996cm" svg:height="0.001cm" svg:x="10.402cm" svg:y="8.856cm">
          <text:p/>
          <draw:enhanced-geometry draw:mirror-horizontal="false" draw:mirror-vertical="false" svg:viewBox="0 0 21600 21600" draw:type="mso-spt32" draw:enhanced-path="M 0 0 L 21600 21600 N"/>
        </draw:custom-shape>
        <draw:line draw:style-name="gr21" draw:text-style-name="P25" draw:layer="layout" svg:x1="15.73cm" svg:y1="10.829cm" svg:x2="18.29cm" svg:y2="10.829cm">
          <text:p/>
        </draw:line>
        <draw:line draw:style-name="gr22" draw:text-style-name="P25" draw:layer="layout" svg:x1="18.293cm" svg:y1="10.829cm" svg:x2="18.293cm" svg:y2="9.286cm">
          <text:p/>
        </draw:line>
        <draw:line draw:style-name="gr22" draw:text-style-name="P25" draw:layer="layout" svg:x1="15.802cm" svg:y1="8.895cm" svg:x2="17.504cm" svg:y2="8.895cm">
          <text:p/>
        </draw:line>
        <presentation:notes draw:style-name="dp2">
          <draw:page-thumbnail draw:style-name="gr2" draw:layer="layout" svg:width="14.848cm" svg:height="11.136cm" svg:x="3.075cm" svg:y="2.257cm" draw:page-number="10" presentation:class="page"/>
          <draw:frame presentation:style-name="pr2" draw:text-style-name="P26"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1"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References and credits</text:p>
          </draw:text-box>
        </draw:frame>
        <draw:frame presentation:style-name="pr4" draw:text-style-name="P27"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5DT22H54M27S</meta:editing-duration>
    <meta:editing-cycles>76</meta:editing-cycles>
    <meta:generator>LibreOffice/4.4.2.2$Linux_X86_64 LibreOffice_project/40m0$Build-2</meta:generator>
    <meta:initial-creator>xavier serra</meta:initial-creator>
    <dc:date>2015-07-29T11:53:21.579753021</dc:date>
    <meta:document-statistic meta:object-count="108"/>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display="block">
  <semantics>
    <mtable>
      <mtr>
        <mtd columnalign="left">
          <mrow>
            <mi mathvariant="italic">yst</mi>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i>h</mi>
            <mrow>
              <mo fence="true" stretchy="false">[</mo>
              <mrow>
                <mrow>
                  <mi>n</mi>
                  <mo stretchy="false">−</mo>
                  <mi>k</mi>
                </mrow>
              </mrow>
              <mo fence="true" stretchy="false">]</mo>
            </mrow>
          </mrow>
        </mtd>
      </mtr>
      <mtr>
        <mtd>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filter approximating input signal</mtext>
            <mi>x</mi>
            <mrow>
              <mo fence="true" stretchy="false">[</mo>
              <mrow>
                <mi>n</mi>
              </mrow>
              <mo fence="true" stretchy="false">]</mo>
            </mrow>
          </mrow>
        </mtd>
      </mtr>
    </mtable>
    <annotation encoding="StarMath 5.0">alignl{yst[n] = sum from {k=0} to {N-1} u[k]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semantics>
    <mtable>
      <mtr>
        <mtd>
          <mrow>
            <mrow>
              <mi mathvariant="italic">Xp</mi>
              <mrow>
                <mrow>
                  <mo stretchy="false">[</mo>
                  <mrow>
                    <mi>k</mi>
                  </mrow>
                  <mo stretchy="false">]</mo>
                </mrow>
                <mo stretchy="false">=</mo>
                <mrow>
                  <munder>
                    <mi>lim</mi>
                    <mrow>
                      <mi>N</mi>
                      <mo stretchy="false">→</mo>
                      <mo stretchy="false">∞</mo>
                    </mrow>
                  </munder>
                  <msup>
                    <mrow>
                      <mfenced open="∣" close="∣">
                        <mrow>
                          <mi>X</mi>
                          <mrow>
                            <mo stretchy="false">[</mo>
                            <mrow>
                              <mi>k</mi>
                            </mrow>
                            <mo stretchy="false">]</mo>
                          </mrow>
                        </mrow>
                      </mfenced>
                    </mrow>
                    <mn>2</mn>
                  </msup>
                </mrow>
              </mrow>
            </mrow>
          </mrow>
        </mtd>
      </mtr>
      <mtr>
        <mtd>
          <mrow>
            <mrow>
              <mtext>where </mtext>
              <mi>X</mi>
              <mrow>
                <mrow>
                  <mo stretchy="false">[</mo>
                  <mrow>
                    <mi>k</mi>
                  </mrow>
                  <mo stretchy="false">]</mo>
                </mrow>
                <mo stretchy="false">=</mo>
                <mrow>
                  <munderover>
                    <mo stretchy="false">∑</mo>
                    <mrow>
                      <mrow>
                        <mi>n</mi>
                        <mo stretchy="false">=</mo>
                        <mn>0</mn>
                      </mrow>
                    </mrow>
                    <mrow>
                      <mrow>
                        <mi>N</mi>
                        <mo stretchy="false">−</mo>
                        <mn>1</mn>
                      </mrow>
                    </mrow>
                  </munderover>
                  <mrow>
                    <mi>x</mi>
                    <mrow>
                      <mo stretchy="false">[</mo>
                      <mrow>
                        <mi>n</mi>
                      </mrow>
                      <mo stretchy="false">]</mo>
                    </mrow>
                    <msup>
                      <mi>e</mi>
                      <mrow>
                        <mrow>
                          <mo stretchy="false">−</mo>
                          <mi>j</mi>
                        </mrow>
                        <mn>2</mn>
                        <mo stretchy="false">π</mo>
                        <mrow>
                          <mi mathvariant="italic">kn</mi>
                          <mo stretchy="false">/</mo>
                          <mi>N</mi>
                        </mrow>
                      </mrow>
                    </msup>
                  </mrow>
                </mrow>
              </mrow>
              <mi/>
              <mrow>
                <mi>k</mi>
                <mo stretchy="false">=</mo>
                <mn>0,.</mn>
              </mrow>
              <mn>..</mn>
              <mi>,</mi>
              <mrow>
                <mi>N</mi>
                <mo stretchy="false">−</mo>
                <mn>1</mn>
              </mrow>
            </mrow>
          </mrow>
        </mtd>
      </mtr>
      <mtr>
        <mtd>
          <mrow/>
        </mtd>
      </mtr>
    </mtable>
    <annotation encoding="StarMath 5.0">alignl{Xp [k] = lim csub {N rightarrow infinity} {abs{X[k]}}^2} newline
alignl{"where "X[k] =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